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k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urgen De Landsheer</meta:initial-creator>
    <meta:creation-date>2008-06-04T13:02:52</meta:creation-date>
    <dc:creator>Jurgen De Landsheer</dc:creator>
    <dc:date>2008-06-04T13:03:12</dc:date>
    <meta:editing-cycles>1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5"/>
  </office:meta>
</office:document-meta>
</file>